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4" style:family="table-cell" style:parent-style-name="Default">
      <style:table-cell-properties fo:border="0.0008in solid #000000"/>
      <style:text-properties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0071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7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language="en" fo:country="GB" fo:font-weight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7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68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69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60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ce60"/>
        <table:table-column table:style-name="co12" table:number-columns-repeated="248" table:default-cell-style-name="ce60"/>
        <table:table-column table:style-name="co12" table:default-cell-style-name="Default"/>
        <table:table-row table:style-name="ro7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style-name="ce60"/>
          <table:covered-table-cell/>
          <table:table-cell table:number-columns-repeated="249"/>
        </table:table-row>
        <table:table-row table:style-name="ro7" table:number-rows-repeated="3">
          <table:table-cell table:style-name="ce61"/>
          <table:table-cell table:number-columns-repeated="2"/>
          <table:table-cell table:style-name="ce61" table:number-columns-repeated="3"/>
          <table:table-cell table:number-columns-repeated="250"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number-columns-repeated="250"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number-columns-repeated="250"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number-columns-repeated="250"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number-columns-repeated="250"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4"/>
          <table:table-cell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/>
          <table:table-cell table:style-name="ce63" table:number-columns-repeated="247"/>
          <table:table-cell/>
        </table:table-row>
        <table:table-row table:style-name="ro15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number-columns-repeated="249"/>
        </table:table-row>
        <table:table-row table:style-name="ro15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number-columns-repeated="249"/>
        </table:table-row>
        <table:table-row table:style-name="ro15">
          <table:table-cell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number-columns-repeated="249"/>
        </table:table-row>
        <table:table-row table:style-name="ro7" table:number-rows-repeated="4">
          <table:table-cell table:number-columns-repeated="6"/>
          <table:table-cell table:style-name="Default"/>
          <table:table-cell table:number-columns-repeated="249"/>
        </table:table-row>
        <table:table-row table:style-name="ro18" table:number-rows-repeated="11">
          <table:table-cell/>
          <table:table-cell table:style-name="ce60" table:number-columns-repeated="2"/>
          <table:table-cell table:style-name="ce91"/>
          <table:table-cell table:style-name="ce60" table:number-columns-repeated="2"/>
          <table:table-cell table:number-columns-repeated="250"/>
        </table:table-row>
        <table:table-row table:style-name="ro12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2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53"/>
        <table:table-column table:style-name="co8" table:number-columns-repeated="1015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 table:number-columns-repeated="2"/>
          <table:table-cell table:style-name="ce155" table:number-columns-repeated="4"/>
          <table:table-cell table:style-name="ce164" table:number-columns-repeated="5"/>
          <table:table-cell table:number-columns-repeated="1004"/>
        </table:table-row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/>
          <table:table-cell table:style-name="ce155" office:value-type="string">
            <text:p>Passed</text:p>
          </table:table-cell>
          <table:table-cell table:style-name="ce155" table:formula="of:=COUNTIF([.L$7:.L$721];[.$K2])" office:value-type="float" office:value="70">
            <text:p>70</text:p>
          </table:table-cell>
          <table:table-cell table:style-name="ce155" table:formula="of:=COUNTIF([.M$7:.M$721];[.$K2])" office:value-type="float" office:value="70">
            <text:p>70</text:p>
          </table:table-cell>
          <table:table-cell table:style-name="ce155" table:formula="of:=COUNTIF([.N$7:.N$721];[.$K2])" office:value-type="float" office:value="0">
            <text:p>0</text:p>
          </table:table-cell>
          <table:table-cell table:style-name="ce155" table:formula="of:=COUNTIF([.O$7:.O$721];[.$K2])" office:value-type="float" office:value="0">
            <text:p>0</text:p>
          </table:table-cell>
          <table:table-cell table:style-name="ce164" table:number-columns-repeated="5"/>
          <table:table-cell table:number-columns-repeated="1004"/>
        </table:table-row>
        <table:table-row table:style-name="ro19">
          <table:table-cell/>
          <table:table-cell table:style-name="ce110" table:number-columns-repeated="4"/>
          <table:table-cell/>
          <table:table-cell table:style-name="ce118"/>
          <table:table-cell table:style-name="ce110"/>
          <table:table-cell table:style-name="ce136"/>
          <table:table-cell table:style-name="ce155"/>
          <table:table-cell table:style-name="ce155" office:value-type="string">
            <text:p>Failed</text:p>
          </table:table-cell>
          <table:table-cell table:style-name="ce155" table:formula="of:=COUNTIF([.L$7:.L$721];[.$K3])" office:value-type="float" office:value="9">
            <text:p>9</text:p>
          </table:table-cell>
          <table:table-cell table:style-name="ce155" table:formula="of:=COUNTIF([.M$7:.M$721];[.$K3])" office:value-type="float" office:value="9">
            <text:p>9</text:p>
          </table:table-cell>
          <table:table-cell table:style-name="ce155" table:formula="of:=COUNTIF([.N$7:.N$721];[.$K3])" office:value-type="float" office:value="0">
            <text:p>0</text:p>
          </table:table-cell>
          <table:table-cell table:style-name="ce155" table:formula="of:=COUNTIF([.O$7:.O$721];[.$K3])" office:value-type="float" office:value="0">
            <text:p>0</text:p>
          </table:table-cell>
          <table:table-cell table:style-name="ce165" table:number-columns-repeated="2"/>
          <table:table-cell table:style-name="ce133"/>
          <table:table-cell table:style-name="ce164" table:number-columns-repeated="2"/>
          <table:table-cell table:number-columns-repeated="1004"/>
        </table:table-row>
        <table:table-row table:style-name="ro20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3" table:number-columns-spanned="3" table:number-rows-spanned="1"/>
          <table:covered-table-cell table:style-name="ce117"/>
          <table:covered-table-cell table:style-name="ce122"/>
          <table:table-cell/>
          <table:table-cell table:style-name="ce118"/>
          <table:table-cell table:style-name="ce132"/>
          <table:table-cell table:style-name="ce137"/>
          <table:table-cell table:style-name="ce155"/>
          <table:table-cell table:style-name="ce155" office:value-type="string">
            <text:p>Blocked</text:p>
          </table:table-cell>
          <table:table-cell table:style-name="ce155" table:formula="of:=COUNTIF([.L$7:.L$721];[.$K4])" office:value-type="float" office:value="0">
            <text:p>0</text:p>
          </table:table-cell>
          <table:table-cell table:style-name="ce155" table:formula="of:=COUNTIF([.M$7:.M$721];[.$K4])" office:value-type="float" office:value="0">
            <text:p>0</text:p>
          </table:table-cell>
          <table:table-cell table:style-name="ce155" table:formula="of:=COUNTIF([.N$7:.N$721];[.$K4])" office:value-type="float" office:value="0">
            <text:p>0</text:p>
          </table:table-cell>
          <table:table-cell table:style-name="ce155" table:formula="of:=COUNTIF([.O$7:.O$721];[.$K4])" office:value-type="float" office:value="0">
            <text:p>0</text:p>
          </table:table-cell>
          <table:table-cell table:style-name="ce165" table:number-columns-repeated="2"/>
          <table:table-cell table:style-name="ce133"/>
          <table:table-cell table:style-name="ce164" table:number-columns-repeated="2"/>
          <table:table-cell table:number-columns-repeated="1004"/>
        </table:table-row>
        <table:table-row table:style-name="ro21">
          <table:table-cell/>
          <table:table-cell table:style-name="ce111" office:value-type="string">
            <text:p>Total Main Cases:</text:p>
          </table:table-cell>
          <table:table-cell table:style-name="ce114" table:formula="of:=MAX([.A7:.A1148])" office:value-type="float" office:value="80" table:number-columns-spanned="3" table:number-rows-spanned="1">
            <text:p>80</text:p>
          </table:table-cell>
          <table:covered-table-cell table:style-name="ce118"/>
          <table:covered-table-cell table:style-name="ce118"/>
          <table:table-cell/>
          <table:table-cell table:style-name="ce118"/>
          <table:table-cell table:style-name="ce132"/>
          <table:table-cell table:style-name="ce148"/>
          <table:table-cell table:style-name="ce155"/>
          <table:table-cell table:style-name="ce159" office:value-type="string">
            <text:p>N/A</text:p>
          </table:table-cell>
          <table:table-cell table:style-name="ce155" table:formula="of:=COUNTIF([.L$7:.L$721];[.$K5])" office:value-type="float" office:value="1">
            <text:p>1</text:p>
          </table:table-cell>
          <table:table-cell table:style-name="ce155" table:formula="of:=COUNTIF([.M$7:.M$721];[.$K5])" office:value-type="float" office:value="1">
            <text:p>1</text:p>
          </table:table-cell>
          <table:table-cell table:style-name="ce155" table:formula="of:=COUNTIF([.N$7:.N$721];[.$K5])" office:value-type="float" office:value="0">
            <text:p>0</text:p>
          </table:table-cell>
          <table:table-cell table:style-name="ce155" table:formula="of:=COUNTIF([.O$7:.O$721];[.$K5])" office:value-type="float" office:value="0">
            <text:p>0</text:p>
          </table:table-cell>
          <table:table-cell table:style-name="ce165" table:number-columns-repeated="2"/>
          <table:table-cell table:style-name="ce133"/>
          <table:table-cell table:style-name="ce164" table:number-columns-repeated="2"/>
          <table:table-cell table:number-columns-repeated="1004"/>
        </table:table-row>
        <table:table-row table:style-name="ro15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 office:value-type="string">
            <text:p>Tester</text:p>
          </table:table-cell>
          <table:table-cell table:style-name="ce112" office:value-type="string">
            <text:p>HTC</text:p>
          </table:table-cell>
          <table:table-cell table:style-name="ce112" office:value-type="string">
            <text:p>SamsungGalaxy</text:p>
          </table:table-cell>
          <table:table-cell table:style-name="ce112" office:value-type="string">
            <text:p>Comment/Bug</text:p>
          </table:table-cell>
          <table:table-cell table:style-name="ce112" table:number-columns-repeated="3"/>
          <table:table-cell table:style-name="ce166" table:number-columns-repeated="3"/>
          <table:table-cell table:number-columns-repeated="1004"/>
        </table:table-row>
        <table:table-row table:style-name="ro22">
          <table:table-cell table:style-name="ce106" office:value-type="float" office:value="1">
            <text:p>001</text:p>
          </table:table-cell>
          <table:table-cell table:style-name="ce38" office:value-type="string">
            <text:p>SNF_ADR_LGN_01</text:p>
          </table:table-cell>
          <table:table-cell table:style-name="ce115" office:value-type="float" office:value="1">
            <text:p>001</text:p>
          </table:table-cell>
          <table:table-cell table:style-name="ce119" office:value-type="string">
            <text:p>Mobile/Android/Login/Authenticate Valid</text:p>
          </table:table-cell>
          <table:table-cell table:style-name="ce41" office:value-type="string">
            <text:p>Sign in an eXo server with valid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8" office:value-type="string">
            <text:p>SNF_ADR_LGN_02</text:p>
          </table:table-cell>
          <table:table-cell table:style-name="ce116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9" office:value-type="string">
            <text:p>Mobile/Android/Login/Invalid User Name</text:p>
          </table:table-cell>
          <table:table-cell table:style-name="ce41" office:value-type="string">
            <text:p>Sign in an eXo server with invalid user name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8" office:value-type="string">
            <text:p>SNF_ADR_LGN_03</text:p>
          </table:table-cell>
          <table:table-cell table:style-name="ce116"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9" office:value-type="string">
            <text:p>Mobile/Android/Login/Invalid Password</text:p>
          </table:table-cell>
          <table:table-cell table:style-name="ce41" office:value-type="string">
            <text:p>Sign in an eXo server with invalid 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8" office:value-type="string">
            <text:p>SNF_ADR_LGN_04</text:p>
          </table:table-cell>
          <table:table-cell table:style-name="ce116"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blank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8" office:value-type="string">
            <text:p>SNF_ADR_LGN_05</text:p>
          </table:table-cell>
          <table:table-cell table:style-name="ce116"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another account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8" office:value-type="string">
            <text:p>SNF_ADR_LGN_06</text:p>
          </table:table-cell>
          <table:table-cell table:style-name="ce116"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21" office:value-type="string">
            <text:p>Mobile/Android/Login/No Connection</text:p>
          </table:table-cell>
          <table:table-cell table:style-name="ce41" office:value-type="string">
            <text:p>Sign in an eXo server when no network connection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3" office:value-type="string">
            <text:p>Alert message is displayed notice that can not reach the internet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8" office:value-type="string">
            <text:p>SNF_ADR_LGN_07</text:p>
          </table:table-cell>
          <table:table-cell table:style-name="ce116"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9" office:value-type="string">
            <text:p>Mobile/Android/Logout</text:p>
          </table:table-cell>
          <table:table-cell table:style-name="ce41" office:value-type="string">
            <text:p>Logout of the Home page with Logout button</text:p>
          </table:table-cell>
          <table:table-cell table:style-name="ce123" office:value-type="string">
            <text:p>Step 1: Sign out</text:p>
          </table:table-cell>
          <table:table-cell table:style-name="ce12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34" office:value-type="string">
            <text:p>- Back to Login scre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8" office:value-type="string">
            <text:p>SNF_ADR_LGO_08</text:p>
          </table:table-cell>
          <table:table-cell table:style-name="ce116"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20" office:value-type="string">
            <text:p>Mobile/Android/Logout</text:p>
          </table:table-cell>
          <table:table-cell table:style-name="ce41" office:value-type="string">
            <text:p>Logout of the Home page with Back button</text:p>
          </table:table-cell>
          <table:table-cell table:style-name="ce124" office:value-type="string">
            <text:p>Step 1: Sign out</text:p>
          </table:table-cell>
          <table:table-cell table:style-name="ce125" office:value-type="string">
            <text:p><text:span text:style-name="T5">- Start the </text:span><text:span text:style-name="T5">application </text:span><text:span text:style-name="T5">on mobile </text:span><text:span text:style-name="T5">device</text:span></text:p>
            <text:p><text:span text:style-name="T5">- Login into </text:span><text:span text:style-name="T5">the </text:span><text:span text:style-name="T5">application</text:span></text:p>
            <text:p><text:span text:style-name="T5">- Stay on the </text:span><text:span text:style-name="T5">Home page</text:span></text:p>
            <text:p><text:span text:style-name="T5">- Then, touch </text:span><text:span text:style-name="T5">on [Back] </text:span><text:span text:style-name="T5">button of </text:span><text:span text:style-name="T5">device</text:span></text:p>
            <text:p><text:span text:style-name="T7"/></text:p>
          </table:table-cell>
          <table:table-cell table:style-name="ce134" office:value-type="string">
            <text:p>- Back to Login scree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8" office:value-type="string">
            <text:p>SNF_ADR_LGO_09</text:p>
          </table:table-cell>
          <table:table-cell table:style-name="ce116"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20" office:value-type="string">
            <text:p>Mobile/Android/Login/Rotate Devices</text:p>
          </table:table-cell>
          <table:table-cell table:style-name="ce42" office:value-type="string">
            <text:p>Rotate devices while signing in eXo server</text:p>
          </table:table-cell>
          <table:table-cell table:style-name="ce123" office:value-type="string">
            <text:p>Step 1: Rotate devices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3" office:value-type="string">
            <text:p>- Screen will be automatically rotate in the corresponding direct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8" office:value-type="string">
            <text:p>SNF_ADR_SET_10</text:p>
          </table:table-cell>
          <table:table-cell table:style-name="ce116"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9" office:value-type="string">
            <text:p>Mobile/Android/Setting</text:p>
          </table:table-cell>
          <table:table-cell table:style-name="ce41" office:value-type="string">
            <text:p>Display Setting screen</text:p>
          </table:table-cell>
          <table:table-cell table:style-name="ce125" office:value-type="string">
            <text:p>Step 1: Start the application</text:p>
          </table:table-cell>
          <table:table-cell table:style-name="ce125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35" office:value-type="string">
            <text:p>The application shows its settings. There is the possibility to change the language and change the server list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8" office:value-type="string">
            <text:p>SNF_ADR_SET_11</text:p>
          </table:table-cell>
          <table:table-cell table:style-name="ce116"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9" office:value-type="string">
            <text:p>Mobile/Android/Server List/Change Server</text:p>
          </table:table-cell>
          <table:table-cell table:style-name="ce41" office:value-type="string">
            <text:p>Change server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5" office:value-type="string">
            <text:p>The selected server on the previous screen is displayed with a small indicator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8" office:value-type="string">
            <text:p>SNF_ADR_SET_12</text:p>
          </table:table-cell>
          <table:table-cell table:style-name="ce116"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9" office:value-type="string">
            <text:p>Mobile/Android/Server List/Modify</text:p>
          </table:table-cell>
          <table:table-cell table:style-name="ce41" office:value-type="string">
            <text:p>Try to modify the selected server after being authenticate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25" office:value-type="string">
            <text:p>The selected server don't change. (because the user is already authenticate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TESTVN-5674</text:p>
          </table:table-cell>
          <table:table-cell table:style-name="ce160" table:number-columns-repeated="2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8" office:value-type="string">
            <text:p>SNF_ADR_SET_13</text:p>
          </table:table-cell>
          <table:table-cell table:style-name="ce116"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21" office:value-type="string">
            <text:p>Mobile/Android/Server List/Delete </text:p>
          </table:table-cell>
          <table:table-cell table:style-name="ce41" office:value-type="string">
            <text:p>Try to delete the selected server after being authenticate</text:p>
          </table:table-cell>
          <table:table-cell table:style-name="ce124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5" office:value-type="string">
            <text:p>The selected server can't be deleted</text:p>
            <text:p>(It should alert message)</text:p>
          </table:table-cell>
          <table:table-cell table:style-name="ce150" office:value-type="string">
            <text:p>High</text:p>
          </table:table-cell>
          <table:table-cell table:style-name="ce158"/>
          <table:table-cell table:style-name="ce160" office:value-type="string">
            <text:p>ha.khuat</text:p>
          </table:table-cell>
          <table:table-cell table:style-name="ce161" office:value-type="string">
            <text:p>Passed</text:p>
          </table:table-cell>
          <table:table-cell table:style-name="ce161" office:value-type="string">
            <text:p>Passed</text:p>
          </table:table-cell>
          <table:table-cell table:style-name="ce161" table:number-columns-repeated="3"/>
          <table:table-cell table:style-name="ce158"/>
          <table:table-cell table:style-name="ce168" table:number-columns-repeated="3"/>
          <table:table-cell table:style-name="ce169" table:number-columns-repeated="1004"/>
        </table:table-row>
        <table:table-row table:style-name="ro26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8" office:value-type="string">
            <text:p>SNF_ADR_SET_14</text:p>
          </table:table-cell>
          <table:table-cell table:style-name="ce116"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3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8" office:value-type="string">
            <text:p>SNF_ADR_SET_15</text:p>
          </table:table-cell>
          <table:table-cell table:style-name="ce116"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</text:span><text:span text:style-name="T5">application</text:span></text:p>
            <text:p><text:span text:style-name="T5">- Go into the </text:span><text:span text:style-name="T5">settings </text:span></text:p>
            <text:p><text:span text:style-name="T5">- touch on </text:span><text:span text:style-name="T5">the button to </text:span><text:span text:style-name="T5">“Modify the </text:span><text:span text:style-name="T5">list”</text:span></text:p>
            <text:p><text:span text:style-name="T5">- touch on </text:span><text:span text:style-name="T5">[Add] button</text:span></text:p>
            <text:p><text:span text:style-name="T5">- Input </text:span><text:span text:style-name="T5">[Server </text:span><text:span text:style-name="T5">Name] &amp; </text:span><text:span text:style-name="T5">[Url] with </text:span><text:span text:style-name="T5">format:</text:span></text:p>
            <text:p><text:span text:style-name="T5"><text:s text:c="2"/></text:span><text:span text:style-name="T5">demo.platfor</text:span><text:span text:style-name="T5">m.exo.org/po</text:span><text:span text:style-name="T5">rtal</text:span></text:p>
            <text:p><text:span text:style-name="T5">- touch on </text:span><text:span text:style-name="T5">[Done] </text:span><text:span text:style-name="T5">button</text:span></text:p>
          </table:table-cell>
          <table:table-cell table:style-name="ce134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8" office:value-type="string">
            <text:p>SNF_ADR_SET_16</text:p>
          </table:table-cell>
          <table:table-cell table:style-name="ce116"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</text:span><text:span text:style-name="T5">application</text:span></text:p>
            <text:p><text:span text:style-name="T5">- Go into the </text:span><text:span text:style-name="T5">settings </text:span></text:p>
            <text:p><text:span text:style-name="T5">- touch on </text:span><text:span text:style-name="T5">the button to </text:span><text:span text:style-name="T5">“Modify the </text:span><text:span text:style-name="T5">list”</text:span></text:p>
            <text:p><text:span text:style-name="T5">- touch on </text:span><text:span text:style-name="T5">[Add] button</text:span></text:p>
            <text:p><text:span text:style-name="T5">- Input </text:span><text:span text:style-name="T5">[Server </text:span><text:span text:style-name="T5">Name] &amp; </text:span><text:span text:style-name="T5">[Url] with </text:span><text:span text:style-name="T5">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</text:span><text:span text:style-name="T5">[Done] </text:span><text:span text:style-name="T5">button</text:span></text:p>
          </table:table-cell>
          <table:table-cell table:style-name="ce134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8" office:value-type="string">
            <text:p>SNF_ADR_SET_17</text:p>
          </table:table-cell>
          <table:table-cell table:style-name="ce116"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</text:span><text:span text:style-name="T5">application</text:span></text:p>
            <text:p><text:span text:style-name="T5">- Go into the </text:span><text:span text:style-name="T5">settings </text:span></text:p>
            <text:p><text:span text:style-name="T5">- touch on </text:span><text:span text:style-name="T5">the button to </text:span><text:span text:style-name="T5">“Modify the </text:span><text:span text:style-name="T5">list”</text:span></text:p>
            <text:p><text:span text:style-name="T5">- touch on </text:span><text:span text:style-name="T5">[Add] button</text:span></text:p>
            <text:p><text:span text:style-name="T5">- Input </text:span><text:span text:style-name="T5">[Server </text:span><text:span text:style-name="T5">Name] &amp; </text:span><text:span text:style-name="T5">[Url] with </text:span><text:span text:style-name="T5">format:</text:span></text:p>
            <text:p><text:span text:style-name="T5"><text:s text:c="2"/></text:span><text:span text:style-name="T5">demo.platfor</text:span><text:span text:style-name="T5">m.exo.org/</text:span></text:p>
            <text:p><text:span text:style-name="T5">- touch on </text:span><text:span text:style-name="T5">[Done] </text:span><text:span text:style-name="T5">button</text:span></text:p>
          </table:table-cell>
          <table:table-cell table:style-name="ce134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8" office:value-type="string">
            <text:p>SNF_ADR_SET_18</text:p>
          </table:table-cell>
          <table:table-cell table:style-name="ce116"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</text:span><text:span text:style-name="T5">application</text:span></text:p>
            <text:p><text:span text:style-name="T5">- Go into the </text:span><text:span text:style-name="T5">settings </text:span></text:p>
            <text:p><text:span text:style-name="T5">- touch on </text:span><text:span text:style-name="T5">the button to </text:span><text:span text:style-name="T5">“Modify the </text:span><text:span text:style-name="T5">list”</text:span></text:p>
            <text:p><text:span text:style-name="T5">- touch on </text:span><text:span text:style-name="T5">[Add] button</text:span></text:p>
            <text:p><text:span text:style-name="T5">- Input </text:span><text:span text:style-name="T5">[Server </text:span><text:span text:style-name="T5">Name] &amp; </text:span><text:span text:style-name="T5">[Url] with </text:span><text:span text:style-name="T5">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</text:span><text:span text:style-name="T5">[Done] </text:span><text:span text:style-name="T5">button</text:span></text:p>
          </table:table-cell>
          <table:table-cell table:style-name="ce134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8" office:value-type="string">
            <text:p>SNF_ADR_SET_19</text:p>
          </table:table-cell>
          <table:table-cell table:style-name="ce116"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</text:span><text:span text:style-name="T5">application</text:span></text:p>
            <text:p><text:span text:style-name="T5">- Go into the </text:span><text:span text:style-name="T5">settings </text:span></text:p>
            <text:p><text:span text:style-name="T5">- touch on </text:span><text:span text:style-name="T5">the button to </text:span><text:span text:style-name="T5">“Modify the </text:span><text:span text:style-name="T5">list”</text:span></text:p>
            <text:p><text:span text:style-name="T5">- touch on </text:span><text:span text:style-name="T5">[Add] button</text:span></text:p>
            <text:p><text:span text:style-name="T5">- Input </text:span><text:span text:style-name="T5">[Server </text:span><text:span text:style-name="T5">Name] &amp; </text:span><text:span text:style-name="T5">[Url] with </text:span><text:span text:style-name="T5">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</text:span><text:span text:style-name="T5">[Done] </text:span><text:span text:style-name="T5">button</text:span></text:p>
          </table:table-cell>
          <table:table-cell table:style-name="ce134" office:value-type="string">
            <text:p><text:span text:style-name="T16">New server </text:span><text:span text:style-name="T16">is added and </text:span><text:span text:style-name="T16">shown in </text:span><text:span text:style-name="T16">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8" office:value-type="string">
            <text:p>SNF_ADR_SET_20</text:p>
          </table:table-cell>
          <table:table-cell table:style-name="ce116"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19" office:value-type="string">
            <text:p>Mobile/Android/Server List/Add existing Server</text:p>
          </table:table-cell>
          <table:table-cell table:style-name="ce44" office:value-type="string">
            <text:p>Add an existing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25" office:value-type="string">
            <text:p>An error message must be displayed with alert that the server is already present in the list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8" office:value-type="string">
            <text:p>SNF_ADR_SET_21</text:p>
          </table:table-cell>
          <table:table-cell table:style-name="ce116"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20" office:value-type="string">
            <text:p>Mobile/Android/Server List/Add blank Server</text:p>
          </table:table-cell>
          <table:table-cell table:style-name="ce44" office:value-type="string">
            <text:p>Add a blank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25" office:value-type="string">
            <text:p>An error message must be displayed with alert that the server name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8" office:value-type="string">
            <text:p>SNF_ADR_SET_22</text:p>
          </table:table-cell>
          <table:table-cell table:style-name="ce116"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20" office:value-type="string">
            <text:p>Mobile/Android/Server List/Add existing URL</text:p>
          </table:table-cell>
          <table:table-cell table:style-name="ce44" office:value-type="string">
            <text:p>Add an existing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5" office:value-type="string">
            <text:p>An error message must be displayed with alert that the URL is already present in the list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8" office:value-type="string">
            <text:p>SNF_ADR_SET_23</text:p>
          </table:table-cell>
          <table:table-cell table:style-name="ce116"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20" office:value-type="string">
            <text:p>Mobile/Android/Server List/Add blank URL</text:p>
          </table:table-cell>
          <table:table-cell table:style-name="ce44" office:value-type="string">
            <text:p>Add a blank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5" office:value-type="string">
            <text:p>An error message must be displayed with alert that the URL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8" office:value-type="string">
            <text:p>SNF_ADR_SET_24</text:p>
          </table:table-cell>
          <table:table-cell table:style-name="ce116"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38" office:value-type="string">
            <text:p>SNF_ADR_SET_25</text:p>
          </table:table-cell>
          <table:table-cell table:style-name="ce116"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38" office:value-type="string">
            <text:p>SNF_ADR_SET_26</text:p>
          </table:table-cell>
          <table:table-cell table:style-name="ce116"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38" office:value-type="string">
            <text:p>SNF_ADR_SET_27</text:p>
          </table:table-cell>
          <table:table-cell table:style-name="ce116"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38" office:value-type="string">
            <text:p>SNF_ADR_SET_28</text:p>
          </table:table-cell>
          <table:table-cell table:style-name="ce116"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38" office:value-type="string">
            <text:p>SNF_ADR_SET_29</text:p>
          </table:table-cell>
          <table:table-cell table:style-name="ce116"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38" office:value-type="string">
            <text:p>SNF_ADR_SET_30</text:p>
          </table:table-cell>
          <table:table-cell table:style-name="ce116"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9" office:value-type="string">
            <text:p>Mobile/Android/Server List/Delete Server</text:p>
          </table:table-cell>
          <table:table-cell table:style-name="ce44" office:value-type="string">
            <text:p>Delete a server</text:p>
          </table:table-cell>
          <table:table-cell table:style-name="ce123" office:value-type="string">
            <text:p>Step 1: Delete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25" office:value-type="string">
            <text:p>Selected server is removed in server lis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8" office:value-type="string">
            <text:p>SNF_ADR_LAG_31</text:p>
          </table:table-cell>
          <table:table-cell table:style-name="ce116"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9" office:value-type="string">
            <text:p>Mobile/Android/Setting Language</text:p>
          </table:table-cell>
          <table:table-cell table:style-name="ce45" office:value-type="string">
            <text:p>Setting language</text:p>
          </table:table-cell>
          <table:table-cell table:style-name="ce126" office:value-type="string">
            <text:p>Step 1: select language</text:p>
          </table:table-cell>
          <table:table-cell table:style-name="ce125" office:value-type="string">
            <text:p><text:span text:style-name="T8">- Start the </text:span><text:span text:style-name="T8">application</text:span></text:p>
            <text:p><text:span text:style-name="T9">- Go into the </text:span><text:span text:style-name="T9">settings </text:span></text:p>
            <text:p><text:span text:style-name="T10">- then, select </text:span><text:span text:style-name="T10">a language </text:span><text:span text:style-name="T10">in list</text:span></text:p>
          </table:table-cell>
          <table:table-cell table:style-name="ce123" office:value-type="string">
            <text:p>- All of UI control title on the application is displayed in selected language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3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8" office:value-type="string">
            <text:p>SNF_ADR_GUI_32</text:p>
          </table:table-cell>
          <table:table-cell table:style-name="ce116"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20" office:value-type="string">
            <text:p>Mobile/Android/User Guide</text:p>
          </table:table-cell>
          <table:table-cell table:style-name="ce44" office:value-type="string">
            <text:p>Don't view User guide</text:p>
          </table:table-cell>
          <table:table-cell table:style-name="ce123" office:value-type="string">
            <text:p>Step 1: show user guide</text:p>
          </table:table-cell>
          <table:table-cell table:style-name="ce125" office:value-type="string"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8">- On the </text:span><text:span text:style-name="T8">authenticate </text:span><text:span text:style-name="T8">screen, push </text:span><text:span text:style-name="T8">the settings </text:span><text:span text:style-name="T8">button</text:span></text:p>
          </table:table-cell>
          <table:table-cell table:style-name="ce125" office:value-type="string">
            <text:p>- User guide button isn't display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38" office:value-type="string">
            <text:p>SNF_ADR_HOM_33</text:p>
          </table:table-cell>
          <table:table-cell table:style-name="ce116"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9" office:value-type="string">
            <text:p>Mobile/Android/Home Screen</text:p>
          </table:table-cell>
          <table:table-cell table:style-name="ce46" office:value-type="string">
            <text:p>Check Home Screen</text:p>
          </table:table-cell>
          <table:table-cell table:style-name="ce126" office:value-type="string">
            <text:p>Step 1: Access Home screen</text:p>
          </table:table-cell>
          <table:table-cell table:style-name="ce125" office:value-type="string">
            <text:p>- Start the application on mobile device</text:p>
            <text:p>- Sign in with valid user name /password</text:p>
          </table:table-cell>
          <table:table-cell table:style-name="ce123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38" office:value-type="string">
            <text:p>SNF_ADR_APP_34</text:p>
          </table:table-cell>
          <table:table-cell table:style-name="ce116"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9" office:value-type="string">
            <text:p>Mobile/Android/Application/Back</text:p>
          </table:table-cell>
          <table:table-cell table:style-name="ce46" office:value-type="string">
            <text:p>Back application that opening</text:p>
          </table:table-cell>
          <table:table-cell table:style-name="ce126" office:value-type="string">
            <text:p>Step 1: Back application</text:p>
          </table:table-cell>
          <table:table-cell table:style-name="ce125" office:value-type="string">
            <text:p><text:span text:style-name="T5">- Start the </text:span><text:span text:style-name="T5">application </text:span><text:span text:style-name="T5">on mobile </text:span><text:span text:style-name="T5">device </text:span></text:p>
            <text:p><text:span text:style-name="T5">- Sign in with </text:span><text:span text:style-name="T5">valid user </text:span><text:span text:style-name="T5">name </text:span><text:span text:style-name="T5">/password</text:span></text:p>
            <text:p><text:span text:style-name="T5">- In Home </text:span><text:span text:style-name="T5">screen: </text:span><text:span text:style-name="T5">touch on an </text:span><text:span text:style-name="T5">existing </text:span><text:span text:style-name="T5">application</text:span></text:p>
            <text:p><text:span text:style-name="T5">→ </text:span><text:span text:style-name="T5">Content </text:span><text:span text:style-name="T5">application is </text:span><text:span text:style-name="T5">displayed</text:span></text:p>
            <text:p><text:span text:style-name="T5">- then, touch </text:span><text:span text:style-name="T5">on [Back] </text:span><text:span text:style-name="T5">button</text:span></text:p>
          </table:table-cell>
          <table:table-cell table:style-name="ce123" office:value-type="string">
            <text:p>Selected application screen is closed and Home screen is come bac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2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38" office:value-type="string">
            <text:p>SNF_ADR_DAB_35</text:p>
          </table:table-cell>
          <table:table-cell table:style-name="ce116"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</text:p>
          </table:table-cell>
          <table:table-cell table:style-name="ce123" office:value-type="string">
            <text:p>- Create some dashboard tabs on PLF 3.5 via browser.</text:p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8">- Sign in with </text:span><text:span text:style-name="T8">valid user </text:span><text:span text:style-name="T8">name </text:span><text:span text:style-name="T8">/password</text:span></text:p>
            <text:p><text:span text:style-name="T8">- touch on an </text:span><text:span text:style-name="T8">[Dashboard] </text:span><text:span text:style-name="T8">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38" office:value-type="string">
            <text:p>SNF_ADR_DAB_36</text:p>
          </table:table-cell>
          <table:table-cell table:style-name="ce116"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 with name includes special chars</text:p>
          </table:table-cell>
          <table:table-cell table:style-name="ce123" office:value-type="string">
            <text:p>- Create some dashboard tabs on PLF 3.5 via browser with name includes special characters</text:p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8">- Sign in with </text:span><text:span text:style-name="T8">valid user </text:span><text:span text:style-name="T8">name </text:span><text:span text:style-name="T8">/password</text:span></text:p>
            <text:p><text:span text:style-name="T8">- touch on an </text:span><text:span text:style-name="T8">[Dashboard] </text:span><text:span text:style-name="T8">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Failed</text:p>
          </table:table-cell>
          <table:table-cell table:style-name="ce163" office:value-type="string">
            <text:p><text:a xlink:href="https://jira.exoplatform.org/browse/TESTVN-5680">TESTVN-5680</text:a></text:p>
          </table:table-cell>
          <table:table-cell table:style-name="ce160" table:number-columns-repeated="2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38" office:value-type="string">
            <text:p>SNF_ADR_DAB_37</text:p>
          </table:table-cell>
          <table:table-cell table:style-name="ce116"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19" office:value-type="string">
            <text:p>Mobile/Android/Dashboard/GadgetTabs/Update</text:p>
          </table:table-cell>
          <table:table-cell table:style-name="ce46" office:value-type="string">
            <text:p>Update Dashboard tab</text:p>
          </table:table-cell>
          <table:table-cell table:style-name="ce126" office:value-type="string">
            <text:p>Step 1: Update Dashboard tab tabs</text:p>
          </table:table-cell>
          <table:table-cell table:style-name="ce124" office:value-type="string">
            <text:p>- Create new more some dashboard tabs or delete some existed dashboard tabs</text:p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8">- Sign out &amp; </text:span><text:span text:style-name="T8">Sign in again </text:span><text:span text:style-name="T8">or exit </text:span><text:span text:style-name="T8">application </text:span><text:span text:style-name="T8">→ start </text:span><text:span text:style-name="T8">application </text:span><text:span text:style-name="T8">→ sign in</text:span></text:p>
            <text:p><text:span text:style-name="T8">- Touch on </text:span><text:span text:style-name="T8">[Dashboard] </text:span><text:span text:style-name="T8">application in </text:span><text:span text:style-name="T8">Home page </text:span><text:span text:style-name="T8">and <text:s/>then </text:span><text:span text:style-name="T8">touch on tab</text:span></text:p>
          </table:table-cell>
          <table:table-cell table:style-name="ce123" office:value-type="string">
            <text:p>- <text:s/>Dashboard tabs list will be updated (added or removed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38" office:value-type="string">
            <text:p>SNF_ADR_DAB_38</text:p>
          </table:table-cell>
          <table:table-cell table:style-name="ce116"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19" office:value-type="string">
            <text:p>Mobile/Android/Dashboard/Add</text:p>
          </table:table-cell>
          <table:table-cell table:style-name="ce46" office:value-type="string">
            <text:p>View Gadget List </text:p>
          </table:table-cell>
          <table:table-cell table:style-name="ce128" office:value-type="string">
            <text:p>Step 1: View Gadget List</text:p>
          </table:table-cell>
          <table:table-cell table:style-name="ce124" office:value-type="string">
            <text:p><text:span text:style-name="T11">- Add some </text:span><text:span text:style-name="T11">gadget into </text:span><text:span text:style-name="T11">tabs on </text:span><text:span text:style-name="T12">PLF </text:span><text:span text:style-name="T12">3.5</text:span><text:span text:style-name="T11"> via </text:span><text:span text:style-name="T11">browser.</text:span></text:p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ashboard] </text:span><text:span text:style-name="T8">application in </text:span><text:span text:style-name="T8">Home pag</text:span></text:p>
            <text:p><text:span text:style-name="T11">- Touch on </text:span><text:span text:style-name="T11">Gadget tab </text:span><text:span text:style-name="T11">item</text:span></text:p>
          </table:table-cell>
          <table:table-cell table:style-name="ce129" office:value-type="string">
            <text:p>- Gadget list is shown with Image, Title and Short resum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TESTVN-5710</text:p>
          </table:table-cell>
          <table:table-cell table:style-name="ce160" table:number-columns-repeated="2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4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38" office:value-type="string">
            <text:p>SNF_ADR_DAB_39</text:p>
          </table:table-cell>
          <table:table-cell table:style-name="ce116"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Mobile/Android/Dashboard/Update</text:p>
          </table:table-cell>
          <table:table-cell table:style-name="ce46" office:value-type="string">
            <text:p>Update Gadget List</text:p>
          </table:table-cell>
          <table:table-cell table:style-name="ce126" office:value-type="string">
            <text:p>Step 1: Update Gadget List</text:p>
          </table:table-cell>
          <table:table-cell table:style-name="ce124" office:value-type="string">
            <text:p><text:span text:style-name="T11">- Added new </text:span><text:span text:style-name="T11">more some </text:span><text:span text:style-name="T11">gadget into </text:span><text:span text:style-name="T11">dashboard </text:span><text:span text:style-name="T11">tabs or </text:span><text:span text:style-name="T11">delete some </text:span><text:span text:style-name="T11">existed </text:span><text:span text:style-name="T11">gadgets via </text:span><text:span text:style-name="T11">browser</text:span></text:p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11">- Sign out &amp; </text:span><text:span text:style-name="T11">Sign in again </text:span><text:span text:style-name="T11">or exit </text:span><text:span text:style-name="T11">application </text:span><text:span text:style-name="T11">→ start </text:span><text:span text:style-name="T11">application </text:span><text:span text:style-name="T11">→ sign in </text:span></text:p>
            <text:p><text:span text:style-name="T8">- Touch on </text:span><text:span text:style-name="T8">[Dashboard] </text:span><text:span text:style-name="T8">application in </text:span><text:span text:style-name="T8">Home page</text:span></text:p>
            <text:p><text:span text:style-name="T11">- Touch on </text:span><text:span text:style-name="T11">Gadget tab </text:span><text:span text:style-name="T11">item</text:span></text:p>
          </table:table-cell>
          <table:table-cell table:style-name="ce123" office:value-type="string">
            <text:p>- Gadget List will be updated (added or removed)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38" office:value-type="string">
            <text:p>SNF_ADR_DAB_40</text:p>
          </table:table-cell>
          <table:table-cell table:style-name="ce116"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Mobile/Android/Dashboard/Launch</text:p>
          </table:table-cell>
          <table:table-cell table:style-name="ce46" office:value-type="string">
            <text:p>View Content of Gadget</text:p>
          </table:table-cell>
          <table:table-cell table:style-name="ce126" office:value-type="string">
            <text:p>Step 1: Gadget Content</text:p>
          </table:table-cell>
          <table:table-cell table:style-name="ce124" office:value-type="string">
            <text:p><text:span text:style-name="T11">- Added new </text:span><text:span text:style-name="T11">more some </text:span><text:span text:style-name="T11">gadget into </text:span><text:span text:style-name="T11">dashboard </text:span><text:span text:style-name="T11">tabs or </text:span><text:span text:style-name="T11">delete some </text:span><text:span text:style-name="T11">existed </text:span><text:span text:style-name="T11">gadgets via </text:span><text:span text:style-name="T11">browser</text:span></text:p>
            <text:p><text:span text:style-name="T8">- Start the </text:span><text:span text:style-name="T8">application </text:span><text:span text:style-name="T8">on mobile </text:span><text:span text:style-name="T8">device </text:span></text:p>
            <text:p><text:span text:style-name="T11">- Sign out &amp; </text:span><text:span text:style-name="T11">Sign in again </text:span><text:span text:style-name="T11">or exit </text:span><text:span text:style-name="T11">application </text:span><text:span text:style-name="T11">→ start </text:span><text:span text:style-name="T11">application </text:span><text:span text:style-name="T11">→ sign in </text:span></text:p>
            <text:p><text:span text:style-name="T8">- Touch on </text:span><text:span text:style-name="T8">[Dashboard] </text:span><text:span text:style-name="T8">application in </text:span><text:span text:style-name="T8">Home page</text:span></text:p>
            <text:p>- Touch on each Gadget tab</text:p>
            <text:p>- select any Gadget item in the Gadget list</text:p>
          </table:table-cell>
          <table:table-cell table:style-name="ce123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38" office:value-type="string">
            <text:p>SNF_ADR_DAB_41</text:p>
          </table:table-cell>
          <table:table-cell table:style-name="ce116"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21" office:value-type="string">
            <text:p>Mobile/Android/Dashboard/Update</text:p>
          </table:table-cell>
          <table:table-cell table:style-name="ce42" office:value-type="string">
            <text:p>Edit Content of Gadget</text:p>
          </table:table-cell>
          <table:table-cell table:style-name="ce128" office:value-type="string">
            <text:p>Step 1: Edit Gadget Content</text:p>
          </table:table-cell>
          <table:table-cell table:style-name="ce125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ashboard] </text:span><text:span text:style-name="T11">application </text:span><text:span text:style-name="T11">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24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38" office:value-type="string">
            <text:p>SNF_ADR_DOC_42</text:p>
          </table:table-cell>
          <table:table-cell table:style-name="ce116"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Mobile/Android/Documents/Launch</text:p>
          </table:table-cell>
          <table:table-cell table:style-name="ce46" office:value-type="string">
            <text:p>View Documents application </text:p>
          </table:table-cell>
          <table:table-cell table:style-name="ce127" office:value-type="string">
            <text:p>Step 1: Open Documents application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</table:table-cell>
          <table:table-cell table:style-name="ce131" office:value-type="string">
            <text:p><text:span text:style-name="T11">- An Activity </text:span><text:span text:style-name="T11">indicator will </text:span><text:span text:style-name="T11">show on the </text:span><text:span text:style-name="T11">navigation </text:span><text:span text:style-name="T11">bar to </text:span><text:span text:style-name="T11">indicate that </text:span><text:span text:style-name="T11">the </text:span><text:span text:style-name="T11">Documents </text:span><text:span text:style-name="T11">application is </text:span><text:span text:style-name="T11">in the </text:span><text:span text:style-name="T11">loading </text:span><text:span text:style-name="T11">progress.</text:span></text:p>
            <text:p><text:span text:style-name="T11">- After </text:span><text:span text:style-name="T11">loading </text:span><text:span text:style-name="T11">progress </text:span><text:span text:style-name="T11">finishes, the </text:span><text:span text:style-name="T11">view of </text:span><text:span text:style-name="T11">document </text:span><text:span text:style-name="T11">tab will show </text:span><text:span text:style-name="T11">3 tabs and </text:span><text:span text:style-name="T11">subfolder: </text:span><text:span text:style-name="T11">''Personal","</text:span><text:span text:style-name="T11">General","Gr</text:span><text:span text:style-name="T11">oup" </text:span></text:p>
            <text:p><text:span text:style-name="T11">- Folder </text:span><text:span text:style-name="T11">items will be </text:span><text:span text:style-name="T11">showed with </text:span><text:span text:style-name="T11">folder icon.</text:span></text:p>
            <text:p><text:span text:style-name="T11">- File items </text:span><text:span text:style-name="T11">will be </text:span><text:span text:style-name="T11">showed with </text:span><text:span text:style-name="T11">icon suitable </text:span><text:span text:style-name="T11">with file </text:span><text:span text:style-name="T11">format.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67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38" office:value-type="string">
            <text:p>SNF_ADR_DOC_43</text:p>
          </table:table-cell>
          <table:table-cell table:style-name="ce116"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Mobile/Android/Documents/Close</text:p>
          </table:table-cell>
          <table:table-cell table:style-name="ce46" office:value-type="string">
            <text:p>Close Documents application</text:p>
          </table:table-cell>
          <table:table-cell table:style-name="ce127" office:value-type="string">
            <text:p>Step 1: Closing Documents application</text:p>
          </table:table-cell>
          <table:table-cell table:style-name="ce130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4"/></text:p>
          </table:table-cell>
          <table:table-cell table:style-name="ce131" office:value-type="string">
            <text:p><text:span text:style-name="T11">- An Activity </text:span><text:span text:style-name="T11">indicator will </text:span><text:span text:style-name="T11">show on the </text:span><text:span text:style-name="T11">navigation </text:span><text:span text:style-name="T11">bar to </text:span><text:span text:style-name="T11">indicate that </text:span><text:span text:style-name="T11">the </text:span><text:span text:style-name="T11">Documents </text:span><text:span text:style-name="T11">application is </text:span><text:span text:style-name="T11">in the </text:span><text:span text:style-name="T11">loading </text:span><text:span text:style-name="T11">progress.</text:span></text:p>
            <text:p><text:span text:style-name="T11">- After </text:span><text:span text:style-name="T11">loading </text:span><text:span text:style-name="T11">progress </text:span><text:span text:style-name="T11">finishes, </text:span><text:span text:style-name="T11">Documents </text:span><text:span text:style-name="T11">application </text:span><text:span text:style-name="T11">will be </text:span><text:span text:style-name="T11">showed on </text:span><text:span text:style-name="T11">the screen </text:span><text:span text:style-name="T11">with items </text:span><text:span text:style-name="T11">list in user's </text:span><text:span text:style-name="T11">personal </text:span><text:span text:style-name="T11">driver .</text:span></text:p>
            <text:p><text:span text:style-name="T11">- Folder </text:span><text:span text:style-name="T11">items will be </text:span><text:span text:style-name="T11">showed with </text:span><text:span text:style-name="T11">folder icon.</text:span></text:p>
            <text:p><text:span text:style-name="T11">- File items </text:span><text:span text:style-name="T11">will be </text:span><text:span text:style-name="T11">showed with </text:span><text:span text:style-name="T11">icon suitable </text:span><text:span text:style-name="T11">with file </text:span><text:span text:style-name="T11">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Update step &amp; ouput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4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38" office:value-type="string">
            <text:p>SNF_ADR_DOC_44</text:p>
          </table:table-cell>
          <table:table-cell table:style-name="ce116"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9" office:value-type="string">
            <text:p>Mobile/Android/Documents/Navigate/View</text:p>
          </table:table-cell>
          <table:table-cell table:style-name="ce46" office:value-type="string">
            <text:p>View <text:s/>Folder</text:p>
          </table:table-cell>
          <table:table-cell table:style-name="ce127" office:value-type="string">
            <text:p>Step 1: Open a Folder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- Touch on any item with folder icon.</text:p>
          </table:table-cell>
          <table:table-cell table:style-name="ce131" office:value-type="string">
            <text:p><text:span text:style-name="T11">- An Activity </text:span><text:span text:style-name="T11">indicator will </text:span><text:span text:style-name="T11">show on the </text:span><text:span text:style-name="T11">navigation </text:span><text:span text:style-name="T11">bar to </text:span><text:span text:style-name="T11">indicate that </text:span><text:span text:style-name="T11">items in the </text:span><text:span text:style-name="T11">folder are in </text:span><text:span text:style-name="T11">the loading </text:span><text:span text:style-name="T11">progress.</text:span></text:p>
            <text:p><text:span text:style-name="T11">- After </text:span><text:span text:style-name="T11">loading </text:span><text:span text:style-name="T11">progress </text:span><text:span text:style-name="T11">finishes, </text:span><text:span text:style-name="T11">items in this </text:span><text:span text:style-name="T11">folder will be </text:span><text:span text:style-name="T11">showed.</text:span></text:p>
            <text:p><text:span text:style-name="T11">- Folder </text:span><text:span text:style-name="T11">items will be </text:span><text:span text:style-name="T11">showed with </text:span><text:span text:style-name="T11">folder icon.</text:span></text:p>
            <text:p><text:span text:style-name="T11">- File items </text:span><text:span text:style-name="T11">will be </text:span><text:span text:style-name="T11">showed with </text:span><text:span text:style-name="T11">icon suitable </text:span><text:span text:style-name="T11">with file </text:span><text:span text:style-name="T11">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8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38" office:value-type="string">
            <text:p>SNF_ADR_DOC_45</text:p>
          </table:table-cell>
          <table:table-cell table:style-name="ce116"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9" office:value-type="string">
            <text:p>Mobile/Android/Documents/Back to Folder List</text:p>
          </table:table-cell>
          <table:table-cell table:style-name="ce46" office:value-type="string">
            <text:p>Back Folder List </text:p>
          </table:table-cell>
          <table:table-cell table:style-name="ce127" office:value-type="string">
            <text:p>Step 1: Go back to the previous folder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any item with </text:span><text:span text:style-name="T11">folder icon.</text:span></text:p>
            <text:p>- Touch on the Back button on the navigation bar.</text:p>
          </table:table-cell>
          <table:table-cell table:style-name="ce131" office:value-type="string">
            <text:p><text:span text:style-name="T11">- An Activity </text:span><text:span text:style-name="T11">indicator will </text:span><text:span text:style-name="T11">show on the </text:span><text:span text:style-name="T11">navigation </text:span><text:span text:style-name="T11">bar to </text:span><text:span text:style-name="T11">indicate that </text:span><text:span text:style-name="T11">it is in the </text:span><text:span text:style-name="T11">loading </text:span><text:span text:style-name="T11">progress.</text:span></text:p>
            <text:p><text:span text:style-name="T11">- Then </text:span><text:span text:style-name="T11">Documents </text:span><text:span text:style-name="T11">application </text:span><text:span text:style-name="T11">will be </text:span><text:span text:style-name="T11">showed on </text:span><text:span text:style-name="T11">the screen </text:span><text:span text:style-name="T11">with items </text:span><text:span text:style-name="T11">list in user's </text:span><text:span text:style-name="T11">personal </text:span><text:span text:style-name="T11">driver </text:span></text:p>
            <text:p><text:span text:style-name="T11">- Folder </text:span><text:span text:style-name="T11">items will be </text:span><text:span text:style-name="T11">showed with </text:span><text:span text:style-name="T11">folder icon.</text:span></text:p>
            <text:p><text:span text:style-name="T11">- File items </text:span><text:span text:style-name="T11">will be </text:span><text:span text:style-name="T11">showed with </text:span><text:span text:style-name="T11">icon suitable </text:span><text:span text:style-name="T11">with file </text:span><text:span text:style-name="T11">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38" office:value-type="string">
            <text:p>SNF_ADR_DOC_46</text:p>
          </table:table-cell>
          <table:table-cell table:style-name="ce116"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19" office:value-type="string">
            <text:p>Mobile/Android/Documents/View Content</text:p>
          </table:table-cell>
          <table:table-cell table:style-name="ce46" office:value-type="string">
            <text:p>View a File</text:p>
          </table:table-cell>
          <table:table-cell table:style-name="ce127" office:value-type="string">
            <text:p>Step 1: Open a File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- Touch on any file items (such as image, document, music files...)</text:p>
          </table:table-cell>
          <table:table-cell table:style-name="ce131" office:value-type="string">
            <text:p>- The file content will be showed on the scre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TESTVN-5712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38" office:value-type="string">
            <text:p>SNF_ADR_DOC_47</text:p>
          </table:table-cell>
          <table:table-cell table:style-name="ce116"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9" office:value-type="string">
            <text:p>Mobile/Android/Documents/Open file</text:p>
          </table:table-cell>
          <table:table-cell table:style-name="ce46" office:value-type="string">
            <text:p>Open file in compatible installed app</text:p>
          </table:table-cell>
          <table:table-cell table:style-name="ce127" office:value-type="string">
            <text:p>Step 1: Open fire in document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31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TESTVN-5712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38" office:value-type="string">
            <text:p>SNF_ADR_DOC_48</text:p>
          </table:table-cell>
          <table:table-cell table:style-name="ce116"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9" office:value-type="string">
            <text:p>Mobile/Android/Documents/showing action dialog</text:p>
          </table:table-cell>
          <table:table-cell table:style-name="ce46" office:value-type="string">
            <text:p>View menu action of File/Folder</text:p>
          </table:table-cell>
          <table:table-cell table:style-name="ce127" office:value-type="string">
            <text:p>Step 1: Showing action dialog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- Touch on the [Actions] button of each item to show the action dialog</text:p>
          </table:table-cell>
          <table:table-cell table:style-name="ce131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TESTVN-5691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38" office:value-type="string">
            <text:p>SNF_ADR_DOC_49</text:p>
          </table:table-cell>
          <table:table-cell table:style-name="ce116"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9" office:value-type="string">
            <text:p>Mobile/Android/Documents/closing action dialog</text:p>
          </table:table-cell>
          <table:table-cell table:style-name="ce46" office:value-type="string">
            <text:p>Close menu action of File/Folder</text:p>
          </table:table-cell>
          <table:table-cell table:style-name="ce127" office:value-type="string">
            <text:p>Step 1: Closing action dialog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the actions </text:span><text:span text:style-name="T11">button of </text:span><text:span text:style-name="T11">each item to </text:span><text:span text:style-name="T11">show the </text:span><text:span text:style-name="T11">action dialog</text:span></text:p>
            <text:p>- Touch on outside of the action popup </text:p>
          </table:table-cell>
          <table:table-cell table:style-name="ce131" office:value-type="string">
            <text:p>- The action dialog will be hidd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38" office:value-type="string">
            <text:p>SNF_ADR_DOC_50</text:p>
          </table:table-cell>
          <table:table-cell table:style-name="ce116"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9" office:value-type="string">
            <text:p>Mobile/Android/Documents/Actions/Delete</text:p>
          </table:table-cell>
          <table:table-cell table:style-name="ce46" office:value-type="string">
            <text:p>Delete a File/Folder</text:p>
          </table:table-cell>
          <table:table-cell table:style-name="ce127" office:value-type="string">
            <text:p>Step 1: Deleting File/folder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the actions </text:span><text:span text:style-name="T11">button of </text:span><text:span text:style-name="T11">File/Folder </text:span><text:span text:style-name="T11">that want to </text:span><text:span text:style-name="T11">delete and </text:span><text:span text:style-name="T11">select </text:span><text:span text:style-name="T11">"delete" </text:span><text:span text:style-name="T11">action on </text:span><text:span text:style-name="T11">menu</text:span></text:p>
          </table:table-cell>
          <table:table-cell table:style-name="ce131" office:value-type="string">
            <text:p>- Selected File/Folder will be deleted and removed from list</text:p>
            <text:p><text:span text:style-name="T11">- List of </text:span><text:span text:style-name="T11">File/Folder </text:span><text:span text:style-name="T11">will be </text:span><text:span text:style-name="T11">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TESTVN-5716</text:p>
            <text:p>TESTVN-5717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4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38" office:value-type="string">
            <text:p>SNF_ADR_DOC_51</text:p>
          </table:table-cell>
          <table:table-cell table:style-name="ce116"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19" office:value-type="string">
            <text:p>Mobile/Android/Documents/Actions/Copy</text:p>
          </table:table-cell>
          <table:table-cell table:style-name="ce46" office:value-type="string">
            <text:p>Copy/Paste a File/Folder</text:p>
          </table:table-cell>
          <table:table-cell table:style-name="ce127" office:value-type="string">
            <text:p>Step 1: Copying File/Folder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the [Actions] </text:span><text:span text:style-name="T11">button of </text:span><text:span text:style-name="T11">File/Folder </text:span><text:span text:style-name="T11">that want to </text:span><text:span text:style-name="T11">delete and </text:span><text:span text:style-name="T11">select [copy] </text:span><text:span text:style-name="T11">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copied to the new folder</text:p>
            <text:p>- List of File/Folder will be updat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TESTVN-5714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4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style-name="ce38" office:value-type="string">
            <text:p>SNF_ADR_DOC_52</text:p>
          </table:table-cell>
          <table:table-cell table:style-name="ce116"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19" office:value-type="string">
            <text:p>Mobile/Android/Documents/Actions/Move</text:p>
          </table:table-cell>
          <table:table-cell table:style-name="ce46" office:value-type="string">
            <text:p>Cut/Paste a File/Folder</text:p>
          </table:table-cell>
          <table:table-cell table:style-name="ce127" office:value-type="string">
            <text:p>Step 1: Moving File/Folder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the [Actions] </text:span><text:span text:style-name="T11">button of </text:span><text:span text:style-name="T11">File/Folder </text:span><text:span text:style-name="T11">that want to </text:span><text:span text:style-name="T11">delete and </text:span><text:span text:style-name="T11">select [cut] </text:span><text:span text:style-name="T11">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moved to the new folder.</text:p>
            <text:p><text:span text:style-name="T11">- List of </text:span><text:span text:style-name="T11">File/Folder </text:span><text:span text:style-name="T11">will be </text:span><text:span text:style-name="T11">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TESTVN-5714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4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style-name="ce38" office:value-type="string">
            <text:p>SNF_ADR_DOC_53</text:p>
          </table:table-cell>
          <table:table-cell table:style-name="ce116"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19" office:value-type="string">
            <text:p>Mobile/Android/Documents/Actions/Take Picture</text:p>
          </table:table-cell>
          <table:table-cell table:style-name="ce46" office:value-type="string">
            <text:p>Take a Picture and upload</text:p>
          </table:table-cell>
          <table:table-cell table:style-name="ce127" office:value-type="string">
            <text:p>Step 1: Take a picture</text:p>
          </table:table-cell>
          <table:table-cell table:style-name="ce12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Document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the [Actions] </text:span><text:span text:style-name="T11">button of </text:span><text:span text:style-name="T11">File/Folder </text:span><text:span text:style-name="T11">that want to </text:span><text:span text:style-name="T11">delete and </text:span><text:span text:style-name="T11">select [take a </text:span><text:span text:style-name="T11">picture] </text:span><text:span text:style-name="T11">action on </text:span><text:span text:style-name="T11">menu</text:span></text:p>
            <text:p>- after camera active, user touch on [capture] button then select [use] button.</text:p>
          </table:table-cell>
          <table:table-cell table:style-name="ce131" office:value-type="string">
            <text:p>- The new image will be uploaded to the folder item.</text:p>
            <text:p><text:span text:style-name="T11">- List of </text:span><text:span text:style-name="T11">File/Folder </text:span><text:span text:style-name="T11">will be </text:span><text:span text:style-name="T11">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3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style-name="ce39" office:value-type="string">
            <text:p>SNF_ADR_NEW_54</text:p>
          </table:table-cell>
          <table:table-cell table:style-name="ce116"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Display Activities stream</text:p>
          </table:table-cell>
          <table:table-cell table:style-name="ce127" office:value-type="string">
            <text:p>Step 1: Go to News 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</table:table-cell>
          <table:table-cell table:style-name="ce131" office:value-type="string">
            <text:p>- Activities stream is displayed with all post</text:p>
            <text:p>- 100 posts is shown as defaul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style-name="ce39" office:value-type="string">
            <text:p>SNF_ADR_NEW_55</text:p>
          </table:table-cell>
          <table:table-cell table:style-name="ce116"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TESTVN-5702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style-name="ce39" office:value-type="string">
            <text:p>SNF_ADR_NEW_56</text:p>
          </table:table-cell>
          <table:table-cell table:style-name="ce116"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31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style-name="ce39" office:value-type="string">
            <text:p>SNF_ADR_NEW_57</text:p>
          </table:table-cell>
          <table:table-cell table:style-name="ce116"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detail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style-name="ce39" office:value-type="string">
            <text:p>SNF_ADR_NEW_58</text:p>
          </table:table-cell>
          <table:table-cell table:style-name="ce116"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only text</text:p>
          </table:table-cell>
          <table:table-cell table:style-name="ce127" office:value-type="string">
            <text:p>Step 1: Send a post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Post] icon </text:span><text:span text:style-name="T11">on the top-</text:span><text:span text:style-name="T11">right, input </text:span><text:span text:style-name="T11">Something</text:span></text:p>
            <text:p><text:span text:style-name="T11">- Touch on </text:span><text:span text:style-name="T11">[Send] </text:span><text:span text:style-name="T11">button</text:span></text:p>
          </table:table-cell>
          <table:table-cell table:style-name="ce131" office:value-type="string">
            <text:p>- Back to activities stream page</text:p>
            <text:p>- This post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8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style-name="ce39" office:value-type="string">
            <text:p>SNF_ADR_NEW_59</text:p>
          </table:table-cell>
          <table:table-cell table:style-name="ce116"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Take a Photo</text:p>
          </table:table-cell>
          <table:table-cell table:style-name="ce127" office:value-type="string">
            <text:p>Step 1: Take a photo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Post] icon </text:span><text:span text:style-name="T11">on the top-</text:span><text:span text:style-name="T11">right, input </text:span><text:span text:style-name="T11">something</text:span></text:p>
            <text:p><text:span text:style-name="T11">- Touch on </text:span><text:span text:style-name="T11">[Camera] </text:span><text:span text:style-name="T11">icon on the </text:span><text:span text:style-name="T11">top-right</text:span></text:p>
            <text:p><text:span text:style-name="T11">- Touch on </text:span><text:span text:style-name="T11">[Take a </text:span><text:span text:style-name="T11">Photo] </text:span><text:span text:style-name="T11">button</text:span></text:p>
            <text:p><text:span text:style-name="T11">- Touch on </text:span><text:span text:style-name="T11">[Done] </text:span><text:span text:style-name="T11">button</text:span></text:p>
            <text:p><text:span text:style-name="T11">- Touch on </text:span><text:span text:style-name="T11">[Send] </text:span><text:span text:style-name="T11">button</text:span></text:p>
            <text:p><text:span text:style-name="T11">- Touch on </text:span><text:span text:style-name="T11">[Refresh] </text:span><text:span text:style-name="T11">icon on the </text:span><text:span text:style-name="T11">top-right</text:span></text:p>
          </table:table-cell>
          <table:table-cell table:style-name="ce131" office:value-type="string">
            <text:p><text:span text:style-name="T11">- Back to </text:span><text:span text:style-name="T11">activities </text:span><text:span text:style-name="T11">stream page</text:span></text:p>
            <text:p><text:span text:style-name="T11">- This post </text:span><text:span text:style-name="T11">will be </text:span><text:span text:style-name="T11">shown with </text:span><text:span text:style-name="T11">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8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style-name="ce39" office:value-type="string">
            <text:p>SNF_ADR_NEW_60</text:p>
          </table:table-cell>
          <table:table-cell table:style-name="ce116"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Photo from Library</text:p>
          </table:table-cell>
          <table:table-cell table:style-name="ce127" office:value-type="string">
            <text:p>Step 1: Select a photo from Library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Post] icon </text:span><text:span text:style-name="T11">on the top-</text:span><text:span text:style-name="T11">right, input </text:span><text:span text:style-name="T11">something</text:span></text:p>
            <text:p><text:span text:style-name="T11">- Touch on </text:span><text:span text:style-name="T11">[Camera] </text:span><text:span text:style-name="T11">icon on the </text:span><text:span text:style-name="T11">top-right</text:span></text:p>
            <text:p><text:span text:style-name="T11">- Touch on </text:span><text:span text:style-name="T11">[Photo </text:span><text:span text:style-name="T11">Library] </text:span><text:span text:style-name="T11">button</text:span></text:p>
            <text:p><text:span text:style-name="T11">- Select a </text:span><text:span text:style-name="T11">photo, touch </text:span><text:span text:style-name="T11">on [OK] </text:span><text:span text:style-name="T11">button</text:span></text:p>
            <text:p><text:span text:style-name="T11">- Touch on </text:span><text:span text:style-name="T11">[Send] </text:span><text:span text:style-name="T11">button</text:span></text:p>
            <text:p><text:span text:style-name="T11">- Touch on </text:span><text:span text:style-name="T11">[Refresh] </text:span><text:span text:style-name="T11">icon on the </text:span><text:span text:style-name="T11">top-right</text:span></text:p>
          </table:table-cell>
          <table:table-cell table:style-name="ce131" office:value-type="string">
            <text:p><text:span text:style-name="T11">- Back to </text:span><text:span text:style-name="T11">activities </text:span><text:span text:style-name="T11">stream page</text:span></text:p>
            <text:p><text:span text:style-name="T11">- This post </text:span><text:span text:style-name="T11">will be </text:span><text:span text:style-name="T11">shown with </text:span><text:span text:style-name="T11">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style-name="ce39" office:value-type="string">
            <text:p>SNF_ADR_NEW_61</text:p>
          </table:table-cell>
          <table:table-cell table:style-name="ce116"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Write a post with empty data</text:p>
          </table:table-cell>
          <table:table-cell table:style-name="ce127" office:value-type="string">
            <text:p>Step 1: Send a post with empty data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Post] icon </text:span><text:span text:style-name="T11">on the top-</text:span><text:span text:style-name="T11">right</text:span></text:p>
            <text:p><text:span text:style-name="T11">- Do not </text:span><text:span text:style-name="T11">anything</text:span></text:p>
            <text:p><text:span text:style-name="T11">- Touch on </text:span><text:span text:style-name="T11">[Send] </text:span><text:span text:style-name="T11">button</text:span></text:p>
          </table:table-cell>
          <table:table-cell table:style-name="ce131" office:value-type="string">
            <text:p>- Alert message to require input tex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table:style-name="ce39" office:value-type="string">
            <text:p>SNF_ADR_NEW_62</text:p>
          </table:table-cell>
          <table:table-cell table:style-name="ce116"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post</text:p>
          </table:table-cell>
          <table:table-cell table:style-name="ce127" office:value-type="string">
            <text:p>Step 1: Cancel a post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Post] icon </text:span><text:span text:style-name="T11">on the top-</text:span><text:span text:style-name="T11">right, input </text:span><text:span text:style-name="T11">Something</text:span></text:p>
            <text:p><text:span text:style-name="T11">- Touch on </text:span><text:span text:style-name="T11">[Cancel] </text:span><text:span text:style-name="T11">button</text:span></text:p>
          </table:table-cell>
          <table:table-cell table:style-name="ce131" office:value-type="string">
            <text:p><text:span text:style-name="T15">- Back to </text:span><text:span text:style-name="T15">activities </text:span><text:span text:style-name="T15">stream page</text:span></text:p>
            <text:p><text:span text:style-name="T15">- This post </text:span><text:span text:style-name="T15">won't be </text:span><text:span text:style-name="T15">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table:style-name="ce39" office:value-type="string">
            <text:p>SNF_ADR_NEW_63</text:p>
          </table:table-cell>
          <table:table-cell table:style-name="ce116"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</text:p>
          </table:table-cell>
          <table:table-cell table:style-name="ce127" office:value-type="string">
            <text:p>Step 1: Like a post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Like] icon of </text:span><text:span text:style-name="T11">any post</text:span></text:p>
          </table:table-cell>
          <table:table-cell table:style-name="ce131" office:value-type="string">
            <text:p>- Number of Like is 1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table:style-name="ce39" office:value-type="string">
            <text:p>SNF_ADR_NEW_64</text:p>
          </table:table-cell>
          <table:table-cell table:style-name="ce116"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</text:p>
          </table:table-cell>
          <table:table-cell table:style-name="ce127" office:value-type="string">
            <text:p>Step 1: Unlike a post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Like] icon of </text:span><text:span text:style-name="T11">any post</text:span></text:p>
            <text:p><text:span text:style-name="T11">- After that </text:span><text:span text:style-name="T11">touch on </text:span><text:span text:style-name="T11">[Unlike] icon </text:span><text:span text:style-name="T11">of this post</text:span></text:p>
          </table:table-cell>
          <table:table-cell table:style-name="ce131" office:value-type="string">
            <text:p>- Number of Like is 0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table:style-name="ce39" office:value-type="string">
            <text:p>SNF_ADR_NEW_65</text:p>
          </table:table-cell>
          <table:table-cell table:style-name="ce116"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 from detail screen</text:p>
          </table:table-cell>
          <table:table-cell table:style-name="ce127" office:value-type="string">
            <text:p>Step 1: 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1" office:value-type="string">
            <text:p>- Content of Post will be shown with comment and Like number (if have)</text:p>
            <text:p>- Number of Like is in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table:style-name="ce39" office:value-type="string">
            <text:p>SNF_ADR_NEW_66</text:p>
          </table:table-cell>
          <table:table-cell table:style-name="ce116"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 <text:s/>from detail screen</text:p>
          </table:table-cell>
          <table:table-cell table:style-name="ce127" office:value-type="string">
            <text:p>Step 1: Un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1" office:value-type="string">
            <text:p><text:span text:style-name="T11">- Content of </text:span><text:span text:style-name="T11">Post will be </text:span><text:span text:style-name="T11">shown with </text:span><text:span text:style-name="T11">comment </text:span><text:span text:style-name="T11">and Like </text:span><text:span text:style-name="T11">number (if </text:span><text:span text:style-name="T11">have)</text:span></text:p>
            <text:p>- Number of Like is de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table:style-name="ce39" office:value-type="string">
            <text:p>SNF_ADR_NEW_67</text:p>
          </table:table-cell>
          <table:table-cell table:style-name="ce116"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omment a post with valid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Comment] </text:span><text:span text:style-name="T11">icon of any </text:span><text:span text:style-name="T11">post</text:span></text:p>
            <text:p><text:span text:style-name="T11">- Input </text:span><text:span text:style-name="T11">something, </text:span><text:span text:style-name="T11">touch on </text:span><text:span text:style-name="T11">button Send</text:span></text:p>
            <text:p><text:span text:style-name="T11">- Touch on </text:span><text:span text:style-name="T11">this post</text:span></text:p>
          </table:table-cell>
          <table:table-cell table:style-name="ce131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Update Output: obit “New comment is shown”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068</text:p>
          </table:table-cell>
          <table:table-cell table:style-name="ce39" office:value-type="string">
            <text:p>SNF_ADR_NEW_68</text:p>
          </table:table-cell>
          <table:table-cell table:style-name="ce116" table:formula="of:=IF(VALUE(MID([.F74];6;FIND(&quot;:&quot;;[.F74];1)-FIND(&quot; &quot;;[.F74];1)-1))&gt;VALUE(MID([.F73];6;FIND(&quot;:&quot;;[.F73];1)-FIND(&quot; &quot;;[.F73];1)-1));[.C73];[.C73]+1)" office:value-type="float" office:value="68">
            <text:p>068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Comment a post with empty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Comment] </text:span><text:span text:style-name="T11">icon of any </text:span><text:span text:style-name="T11">post</text:span></text:p>
            <text:p><text:span text:style-name="T11">- Do not </text:span><text:span text:style-name="T11">input </text:span><text:span text:style-name="T11">anything, </text:span><text:span text:style-name="T11">touch on </text:span><text:span text:style-name="T11">button Send</text:span></text:p>
            <text:p><text:span text:style-name="T11">- Touch on </text:span><text:span text:style-name="T11">this post</text:span></text:p>
          </table:table-cell>
          <table:table-cell table:style-name="ce131" office:value-type="string">
            <text:p><text:span text:style-name="T15">- Alert </text:span><text:span text:style-name="T15">message to </text:span><text:span text:style-name="T15">require input </text:span><text:span text:style-name="T15">data</text:span></text:p>
            <text:p><text:span text:style-name="T15">- Back to </text:span><text:span text:style-name="T15">activities </text:span><text:span text:style-name="T15">stream page</text:span></text:p>
            <text:p><text:span text:style-name="T15">- Number of </text:span><text:span text:style-name="T15">Comment </text:span><text:span text:style-name="T15">isn't changed </text:span></text:p>
            <text:p><text:span text:style-name="T15">- No new </text:span><text:span text:style-name="T15">comment is </text:span><text:span text:style-name="T15">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069</text:p>
          </table:table-cell>
          <table:table-cell table:style-name="ce39" office:value-type="string">
            <text:p>SNF_ADR_NEW_69</text:p>
          </table:table-cell>
          <table:table-cell table:style-name="ce116" table:formula="of:=IF(VALUE(MID([.F75];6;FIND(&quot;:&quot;;[.F75];1)-FIND(&quot; &quot;;[.F75];1)-1))&gt;VALUE(MID([.F74];6;FIND(&quot;:&quot;;[.F74];1)-FIND(&quot; &quot;;[.F74];1)-1));[.C74];[.C74]+1)" office:value-type="float" office:value="69">
            <text:p>069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comment</text:p>
          </table:table-cell>
          <table:table-cell table:style-name="ce127" office:value-type="string">
            <text:p>Step 1: Cancel comment</text:p>
          </table:table-cell>
          <table:table-cell table:style-name="ce129" office:value-type="string">
            <text:p><text:span text:style-name="T13">- Start the </text:span><text:span text:style-name="T13">application </text:span><text:span text:style-name="T13">on mobile </text:span><text:span text:style-name="T13">device </text:span></text:p>
            <text:p><text:span text:style-name="T11">- Sign In with </text:span><text:span text:style-name="T11">valid User </text:span><text:span text:style-name="T11">name/Passw</text:span><text:span text:style-name="T11">ord</text:span></text:p>
            <text:p><text:span text:style-name="T11">- Touch on </text:span><text:span text:style-name="T11">[News] </text:span><text:span text:style-name="T11">application </text:span><text:span text:style-name="T11">on Home </text:span><text:span text:style-name="T11">page</text:span></text:p>
            <text:p><text:span text:style-name="T11">- Touch on </text:span><text:span text:style-name="T11">[Comment] </text:span><text:span text:style-name="T11">icon of any </text:span><text:span text:style-name="T11">post</text:span></text:p>
            <text:p><text:span text:style-name="T11">- Input </text:span><text:span text:style-name="T11">something, </text:span><text:span text:style-name="T11">touch on </text:span><text:span text:style-name="T11">button </text:span><text:span text:style-name="T11">Cancel</text:span></text:p>
            <text:p><text:span text:style-name="T11">- Touch on </text:span><text:span text:style-name="T11">this post</text:span></text:p>
          </table:table-cell>
          <table:table-cell table:style-name="ce131" office:value-type="string">
            <text:p><text:span text:style-name="T15">- Back to </text:span><text:span text:style-name="T15">activities </text:span><text:span text:style-name="T15">stream page</text:span></text:p>
            <text:p><text:span text:style-name="T15">- Number of </text:span><text:span text:style-name="T15">Comment </text:span><text:span text:style-name="T15">isn't changed </text:span></text:p>
            <text:p><text:span text:style-name="T15">- No new </text:span><text:span text:style-name="T15">comment is </text:span><text:span text:style-name="T15">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070</text:p>
          </table:table-cell>
          <table:table-cell table:style-name="ce39" office:value-type="string">
            <text:p>SNF_ADR_NEW_70</text:p>
          </table:table-cell>
          <table:table-cell table:style-name="ce116" table:formula="of:=IF(VALUE(MID([.F76];6;FIND(&quot;:&quot;;[.F76];1)-FIND(&quot; &quot;;[.F76];1)-1))&gt;VALUE(MID([.F75];6;FIND(&quot;:&quot;;[.F75];1)-FIND(&quot; &quot;;[.F75];1)-1));[.C75];[.C75]+1)" office:value-type="float" office:value="70">
            <text:p>07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website</text:p>
          </table:table-cell>
          <table:table-cell table:style-name="ce127" office:value-type="string">
            <text:p>Step 1: Open a post <text:s/>with URL of websit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1" office:value-type="string">
            <text:p>- Redirect to website: http://google.com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071</text:p>
          </table:table-cell>
          <table:table-cell table:style-name="ce39" office:value-type="string">
            <text:p>SNF_ADR_NEW_71</text:p>
          </table:table-cell>
          <table:table-cell table:style-name="ce116" table:formula="of:=IF(VALUE(MID([.F77];6;FIND(&quot;:&quot;;[.F77];1)-FIND(&quot; &quot;;[.F77];1)-1))&gt;VALUE(MID([.F76];6;FIND(&quot;:&quot;;[.F76];1)-FIND(&quot; &quot;;[.F76];1)-1));[.C76];[.C76]+1)" office:value-type="float" office:value="71">
            <text:p>071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image</text:p>
          </table:table-cell>
          <table:table-cell table:style-name="ce127" office:value-type="string">
            <text:p>Step 1: Open a post <text:s/>with URL of imag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1" office:value-type="string">
            <text:p>- Imag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072</text:p>
          </table:table-cell>
          <table:table-cell table:style-name="ce39" office:value-type="string">
            <text:p>SNF_ADR_NEW_72</text:p>
          </table:table-cell>
          <table:table-cell table:style-name="ce116" table:formula="of:=IF(VALUE(MID([.F78];6;FIND(&quot;:&quot;;[.F78];1)-FIND(&quot; &quot;;[.F78];1)-1))&gt;VALUE(MID([.F77];6;FIND(&quot;:&quot;;[.F77];1)-FIND(&quot; &quot;;[.F77];1)-1));[.C77];[.C77]+1)" office:value-type="float" office:value="72">
            <text:p>072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Open a post with attachment</text:p>
          </table:table-cell>
          <table:table-cell table:style-name="ce127" office:value-type="string">
            <text:p>Step 1: Open a post with attachment</text:p>
          </table:table-cell>
          <table:table-cell table:style-name="ce131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15">- Sign In with </text:span><text:span text:style-name="T15">valid User </text:span><text:span text:style-name="T15">name/Passw</text:span><text:span text:style-name="T15">ord</text:span></text:p>
            <text:p><text:span text:style-name="T15">- Touch on </text:span><text:span text:style-name="T15">[News] </text:span><text:span text:style-name="T15">application </text:span><text:span text:style-name="T15">on Home </text:span><text:span text:style-name="T15">page</text:span></text:p>
            <text:p><text:span text:style-name="T15">- Touch on </text:span><text:span text:style-name="T15">any post with </text:span><text:span text:style-name="T15">attachment</text:span></text:p>
            <text:p><text:span text:style-name="T15">- Touch on </text:span><text:span text:style-name="T15">this </text:span><text:span text:style-name="T15">attachment</text:span></text:p>
          </table:table-cell>
          <table:table-cell table:style-name="ce131" office:value-type="string">
            <text:p>- Attachment fil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073</text:p>
          </table:table-cell>
          <table:table-cell table:style-name="ce39" office:value-type="string">
            <text:p>SNF_ADR_NEW_73</text:p>
          </table:table-cell>
          <table:table-cell table:style-name="ce116" table:formula="of:=IF(VALUE(MID([.F79];6;FIND(&quot;:&quot;;[.F79];1)-FIND(&quot; &quot;;[.F79];1)-1))&gt;VALUE(MID([.F78];6;FIND(&quot;:&quot;;[.F78];1)-FIND(&quot; &quot;;[.F78];1)-1));[.C78];[.C78]+1)" office:value-type="float" office:value="73">
            <text:p>073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Show filter navigation to filter activity type</text:p>
          </table:table-cell>
          <table:table-cell table:style-name="ce127" office:value-type="string">
            <text:p>Step 1: Go to news in applic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31" office:value-type="string">
            <text:p>- Navigation filter apear with 4 kind of activity: ''All Updates","My Spaces","My connections", "My status" 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074</text:p>
          </table:table-cell>
          <table:table-cell table:style-name="ce39" office:value-type="string">
            <text:p>SNF_ADR_NEW_74</text:p>
          </table:table-cell>
          <table:table-cell table:style-name="ce116" table:formula="of:=IF(VALUE(MID([.F80];6;FIND(&quot;:&quot;;[.F80];1)-FIND(&quot; &quot;;[.F80];1)-1))&gt;VALUE(MID([.F79];6;FIND(&quot;:&quot;;[.F79];1)-FIND(&quot; &quot;;[.F79];1)-1));[.C79];[.C79]+1)" office:value-type="float" office:value="74">
            <text:p>074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Touch to any filtler in navig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31" office:value-type="string">
            <text:p>- Selected filter will be highlight</text:p>
            <text:p>- 100 activities belong to spaces that user is memb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075</text:p>
          </table:table-cell>
          <table:table-cell table:style-name="ce39" office:value-type="string">
            <text:p>SNF_ADR_NEW_75</text:p>
          </table:table-cell>
          <table:table-cell table:style-name="ce116" table:formula="of:=IF(VALUE(MID([.F81];6;FIND(&quot;:&quot;;[.F81];1)-FIND(&quot; &quot;;[.F81];1)-1))&gt;VALUE(MID([.F80];6;FIND(&quot;:&quot;;[.F80];1)-FIND(&quot; &quot;;[.F80];1)-1));[.C80];[.C80]+1)" office:value-type="float" office:value="75">
            <text:p>075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slide the activity filter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31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076</text:p>
          </table:table-cell>
          <table:table-cell table:style-name="ce39" office:value-type="string">
            <text:p>SNF_ADR_NEW_76</text:p>
          </table:table-cell>
          <table:table-cell table:style-name="ce116" table:formula="of:=IF(VALUE(MID([.F82];6;FIND(&quot;:&quot;;[.F82];1)-FIND(&quot; &quot;;[.F82];1)-1))&gt;VALUE(MID([.F81];6;FIND(&quot;:&quot;;[.F81];1)-FIND(&quot; &quot;;[.F81];1)-1));[.C81];[.C81]+1)" office:value-type="float" office:value="76">
            <text:p>076</text:p>
          </table:table-cell>
          <table:table-cell table:style-name="ce121" office:value-type="string">
            <text:p>Mobile/Android/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27" office:value-type="string">
            <text:p>Step 1: Open setting </text:p>
          </table:table-cell>
          <table:table-cell table:style-name="ce131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31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Failed</text:p>
          </table:table-cell>
          <table:table-cell table:style-name="ce160" office:value-type="string">
            <text:p>TESTVN-5705</text:p>
          </table:table-cell>
          <table:table-cell table:style-name="ce160" table:number-columns-repeated="2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077</text:p>
          </table:table-cell>
          <table:table-cell table:style-name="ce39" office:value-type="string">
            <text:p>SNF_ADR_HOME_77</text:p>
          </table:table-cell>
          <table:table-cell table:style-name="ce116" table:formula="of:=IF(VALUE(MID([.F83];6;FIND(&quot;:&quot;;[.F83];1)-FIND(&quot; &quot;;[.F83];1)-1))&gt;VALUE(MID([.F82];6;FIND(&quot;:&quot;;[.F82];1)-FIND(&quot; &quot;;[.F82];1)-1));[.C82];[.C82]+1)" office:value-type="float" office:value="77">
            <text:p>077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Show most recent 10 activity by timer</text:p>
          </table:table-cell>
          <table:table-cell table:style-name="ce127" office:value-type="string">
            <text:p>Step 1: Open application home <text:s/></text:p>
          </table:table-cell>
          <table:table-cell table:style-name="ce131" office:value-type="string">
            <text:p>- Start the application on mobile device</text:p>
            <text:p>- Sign In with valid User name/Password</text:p>
          </table:table-cell>
          <table:table-cell table:style-name="ce131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078</text:p>
          </table:table-cell>
          <table:table-cell table:style-name="ce39" office:value-type="string">
            <text:p>SNF_ADR_HOME_78</text:p>
          </table:table-cell>
          <table:table-cell table:style-name="ce116" table:formula="of:=IF(VALUE(MID([.F84];6;FIND(&quot;:&quot;;[.F84];1)-FIND(&quot; &quot;;[.F84];1)-1))&gt;VALUE(MID([.F83];6;FIND(&quot;:&quot;;[.F83];1)-FIND(&quot; &quot;;[.F83];1)-1));[.C83];[.C83]+1)" office:value-type="float" office:value="78">
            <text:p>078</text:p>
          </table:table-cell>
          <table:table-cell table:style-name="ce121" office:value-type="string">
            <text:p><text:s/>Mobile/Android/Home/Refresh</text:p>
          </table:table-cell>
          <table:table-cell table:style-name="ce47" office:value-type="string">
            <text:p>Reload for most recent 10 activity</text:p>
          </table:table-cell>
          <table:table-cell table:style-name="ce127" office:value-type="string">
            <text:p>Step 1: Refresh home <text:s text:c="2"/></text:p>
          </table:table-cell>
          <table:table-cell table:style-name="ce131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31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22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079</text:p>
          </table:table-cell>
          <table:table-cell table:style-name="ce39" office:value-type="string">
            <text:p>SNF_ADR_HOME_79</text:p>
          </table:table-cell>
          <table:table-cell table:style-name="ce116" table:formula="of:=IF(VALUE(MID([.F85];6;FIND(&quot;:&quot;;[.F85];1)-FIND(&quot; &quot;;[.F85];1)-1))&gt;VALUE(MID([.F84];6;FIND(&quot;:&quot;;[.F84];1)-FIND(&quot; &quot;;[.F84];1)-1));[.C84];[.C84]+1)" office:value-type="float" office:value="79">
            <text:p>079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Button align vertically in landscape mode</text:p>
          </table:table-cell>
          <table:table-cell table:style-name="ce127" office:value-type="string">
            <text:p>Step 1: Open application home in landscape mode</text:p>
          </table:table-cell>
          <table:table-cell table:style-name="ce131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31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office:value-type="string">
            <text:p>ha.khuat</text:p>
          </table:table-cell>
          <table:table-cell table:style-name="ce160" office:value-type="string">
            <text:p>Passed</text:p>
          </table:table-cell>
          <table:table-cell table:style-name="ce160" office:value-type="string">
            <text:p>Passed</text:p>
          </table:table-cell>
          <table:table-cell table:style-name="ce160" table:number-columns-repeated="3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080</text:p>
          </table:table-cell>
          <table:table-cell table:style-name="ce39" office:value-type="string">
            <text:p>SNF_ADR_P30_80</text:p>
          </table:table-cell>
          <table:table-cell table:style-name="ce116" table:formula="of:=IF(VALUE(MID([.F86];6;FIND(&quot;:&quot;;[.F86];1)-FIND(&quot; &quot;;[.F86];1)-1))&gt;VALUE(MID([.F85];6;FIND(&quot;:&quot;;[.F85];1)-FIND(&quot; &quot;;[.F85];1)-1));[.C85];[.C85]+1)" office:value-type="float" office:value="80">
            <text:p>080</text:p>
          </table:table-cell>
          <table:table-cell table:style-name="ce121" office:value-type="string">
            <text:p>Mobile/Android/CheckWithPLF-3.0.x</text:p>
          </table:table-cell>
          <table:table-cell table:style-name="ce41" office:value-type="string">
            <text:p><text:span text:style-name="T6">Sign in an </text:span><text:span text:style-name="T6">eXo server </text:span>with PLF-3.0.x</text:p>
          </table:table-cell>
          <table:table-cell table:style-name="ce123" office:value-type="string">
            <text:p>Step 1: Try to login</text:p>
          </table:table-cell>
          <table:table-cell table:style-name="ce12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office:value-type="string">
            <text:p>ha.khuat</text:p>
          </table:table-cell>
          <table:table-cell table:style-name="ce160" office:value-type="string">
            <text:p>N/A</text:p>
          </table:table-cell>
          <table:table-cell table:style-name="ce160" office:value-type="string">
            <text:p>N/A</text:p>
          </table:table-cell>
          <table:table-cell table:style-name="ce160" table:number-columns-repeated="3"/>
          <table:table-cell table:style-name="ce157"/>
          <table:table-cell table:style-name="ce167" table:number-columns-repeated="3"/>
          <table:table-cell table:style-name="ce108" table:number-columns-repeated="1004"/>
        </table:table-row>
        <table:table-row table:style-name="ro14" table:number-rows-repeated="15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 table:number-rows-repeated="164">
          <table:table-cell table:number-columns-repeated="1024"/>
        </table:table-row>
        <table:table-row table:style-name="ro14" table:number-rows-repeated="11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 table:number-rows-repeated="10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/08/2012</text:date>, <text:time>16:1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date>2012-08-08T16:16:25</dc:date>
    <meta:editing-cycles>218</meta:editing-cycles>
    <meta:editing-duration>PT72H44M41S</meta:editing-duration>
    <dc:creator>exoplatform </dc:creator>
    <meta:document-statistic meta:table-count="4" meta:cell-count="1659" meta:object-count="1"/>
    <meta:user-defined meta:name="Info 1"/>
    <meta:user-defined meta:name="Info 2"/>
    <meta:user-defined meta:name="Info 3"/>
    <meta:user-defined meta:name="Info 4"/>
  </office:meta>
</office:document-meta>
</file>